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1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 fo:border="0.74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5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ackground-color="#b3cac7" fo:border="0.74pt solid #000000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origin" table:style-name="ta1">
        <table:table-column table:style-name="co1" table:default-cell-style-name="Default"/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</table:table>
      <table:table table:name="ZadanieA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low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/>
          <table:table-cell table:style-name="ce2" office:value-type="string" calcext:value-type="string">
            <text:p>Slowa</text:p>
          </table:table-cell>
          <table:table-cell table:style-name="ce6"/>
        </table:table-row>
        <table:table-row table:style-name="ro1">
          <table:table-cell office:value-type="string" calcext:value-type="string">
            <text:p>CAA</text:p>
          </table:table-cell>
          <table:table-cell/>
          <table:table-cell table:style-name="ce3" office:value-type="string" calcext:value-type="string">
            <text:p>AAA</text:p>
          </table:table-cell>
          <table:table-cell table:style-name="ce7"/>
        </table:table-row>
        <table:table-row table:style-name="ro1">
          <table:table-cell office:value-type="string" calcext:value-type="string">
            <text:p>ABB</text:p>
          </table:table-cell>
          <table:table-cell/>
          <table:table-cell table:style-name="ce4" office:value-type="string" calcext:value-type="string">
            <text:p>AAB</text:p>
          </table:table-cell>
          <table:table-cell table:style-name="ce8"/>
        </table:table-row>
        <table:table-row table:style-name="ro1">
          <table:table-cell office:value-type="string" calcext:value-type="string">
            <text:p>CCA</text:p>
          </table:table-cell>
          <table:table-cell/>
          <table:table-cell table:style-name="ce4" office:value-type="string" calcext:value-type="string">
            <text:p>AAC</text:p>
          </table:table-cell>
          <table:table-cell table:style-name="ce8"/>
        </table:table-row>
        <table:table-row table:style-name="ro1">
          <table:table-cell office:value-type="string" calcext:value-type="string">
            <text:p>ABA</text:p>
          </table:table-cell>
          <table:table-cell/>
          <table:table-cell table:style-name="ce4" office:value-type="string" calcext:value-type="string">
            <text:p>ABA</text:p>
          </table:table-cell>
          <table:table-cell table:style-name="ce8"/>
        </table:table-row>
        <table:table-row table:style-name="ro1">
          <table:table-cell office:value-type="string" calcext:value-type="string">
            <text:p>BBB</text:p>
          </table:table-cell>
          <table:table-cell/>
          <table:table-cell table:style-name="ce4" office:value-type="string" calcext:value-type="string">
            <text:p>ABB</text:p>
          </table:table-cell>
          <table:table-cell table:style-name="ce8"/>
        </table:table-row>
        <table:table-row table:style-name="ro1">
          <table:table-cell office:value-type="string" calcext:value-type="string">
            <text:p>BAA</text:p>
          </table:table-cell>
          <table:table-cell/>
          <table:table-cell table:style-name="ce4" office:value-type="string" calcext:value-type="string">
            <text:p>ABC</text:p>
          </table:table-cell>
          <table:table-cell table:style-name="ce8"/>
        </table:table-row>
        <table:table-row table:style-name="ro1">
          <table:table-cell office:value-type="string" calcext:value-type="string">
            <text:p>CCB</text:p>
          </table:table-cell>
          <table:table-cell/>
          <table:table-cell table:style-name="ce4" office:value-type="string" calcext:value-type="string">
            <text:p>ACA</text:p>
          </table:table-cell>
          <table:table-cell table:style-name="ce8"/>
        </table:table-row>
        <table:table-row table:style-name="ro1">
          <table:table-cell office:value-type="string" calcext:value-type="string">
            <text:p>BAB</text:p>
          </table:table-cell>
          <table:table-cell/>
          <table:table-cell table:style-name="ce4" office:value-type="string" calcext:value-type="string">
            <text:p>BAA</text:p>
          </table:table-cell>
          <table:table-cell table:style-name="ce8"/>
        </table:table-row>
        <table:table-row table:style-name="ro1">
          <table:table-cell office:value-type="string" calcext:value-type="string">
            <text:p>CCB</text:p>
          </table:table-cell>
          <table:table-cell/>
          <table:table-cell table:style-name="ce4" office:value-type="string" calcext:value-type="string">
            <text:p>BAB</text:p>
          </table:table-cell>
          <table:table-cell table:style-name="ce8"/>
        </table:table-row>
        <table:table-row table:style-name="ro1">
          <table:table-cell office:value-type="string" calcext:value-type="string">
            <text:p>ABC</text:p>
          </table:table-cell>
          <table:table-cell/>
          <table:table-cell table:style-name="ce4" office:value-type="string" calcext:value-type="string">
            <text:p>BAC</text:p>
          </table:table-cell>
          <table:table-cell table:style-name="ce8"/>
        </table:table-row>
        <table:table-row table:style-name="ro1">
          <table:table-cell office:value-type="string" calcext:value-type="string">
            <text:p>CAB</text:p>
          </table:table-cell>
          <table:table-cell/>
          <table:table-cell table:style-name="ce4" office:value-type="string" calcext:value-type="string">
            <text:p>BBB</text:p>
          </table:table-cell>
          <table:table-cell table:style-name="ce8"/>
        </table:table-row>
        <table:table-row table:style-name="ro1">
          <table:table-cell office:value-type="string" calcext:value-type="string">
            <text:p>CAA</text:p>
          </table:table-cell>
          <table:table-cell/>
          <table:table-cell table:style-name="ce4" office:value-type="string" calcext:value-type="string">
            <text:p>BCA</text:p>
          </table:table-cell>
          <table:table-cell table:style-name="ce8"/>
        </table:table-row>
        <table:table-row table:style-name="ro1">
          <table:table-cell office:value-type="string" calcext:value-type="string">
            <text:p>CAC</text:p>
          </table:table-cell>
          <table:table-cell/>
          <table:table-cell table:style-name="ce4" office:value-type="string" calcext:value-type="string">
            <text:p>BCC</text:p>
          </table:table-cell>
          <table:table-cell table:style-name="ce8"/>
        </table:table-row>
        <table:table-row table:style-name="ro1">
          <table:table-cell office:value-type="string" calcext:value-type="string">
            <text:p>BBB</text:p>
          </table:table-cell>
          <table:table-cell/>
          <table:table-cell table:style-name="ce4" office:value-type="string" calcext:value-type="string">
            <text:p>CAA</text:p>
          </table:table-cell>
          <table:table-cell table:style-name="ce8"/>
        </table:table-row>
        <table:table-row table:style-name="ro1">
          <table:table-cell office:value-type="string" calcext:value-type="string">
            <text:p>AAB</text:p>
          </table:table-cell>
          <table:table-cell/>
          <table:table-cell table:style-name="ce4" office:value-type="string" calcext:value-type="string">
            <text:p>CAB</text:p>
          </table:table-cell>
          <table:table-cell table:style-name="ce8"/>
        </table:table-row>
        <table:table-row table:style-name="ro1">
          <table:table-cell office:value-type="string" calcext:value-type="string">
            <text:p>BAC</text:p>
          </table:table-cell>
          <table:table-cell/>
          <table:table-cell table:style-name="ce4" office:value-type="string" calcext:value-type="string">
            <text:p>CAC</text:p>
          </table:table-cell>
          <table:table-cell table:style-name="ce8"/>
        </table:table-row>
        <table:table-row table:style-name="ro1">
          <table:table-cell office:value-type="string" calcext:value-type="string">
            <text:p>ABB</text:p>
          </table:table-cell>
          <table:table-cell/>
          <table:table-cell table:style-name="ce4" office:value-type="string" calcext:value-type="string">
            <text:p>CCA</text:p>
          </table:table-cell>
          <table:table-cell table:style-name="ce8"/>
        </table:table-row>
        <table:table-row table:style-name="ro1">
          <table:table-cell office:value-type="string" calcext:value-type="string">
            <text:p>ABC</text:p>
          </table:table-cell>
          <table:table-cell/>
          <table:table-cell table:style-name="ce4" office:value-type="string" calcext:value-type="string">
            <text:p>CCB</text:p>
          </table:table-cell>
          <table:table-cell table:style-name="ce8"/>
        </table:table-row>
        <table:table-row table:style-name="ro1">
          <table:table-cell office:value-type="string" calcext:value-type="string">
            <text:p>ABB</text:p>
          </table:table-cell>
          <table:table-cell/>
          <table:table-cell table:style-name="ce4" office:value-type="string" calcext:value-type="string">
            <text:p>CCC</text:p>
          </table:table-cell>
          <table:table-cell table:style-name="ce9"/>
        </table:table-row>
        <table:table-row table:style-name="ro1">
          <table:table-cell office:value-type="string" calcext:value-type="string">
            <text:p>CCA</text:p>
          </table:table-cell>
          <table:table-cell/>
          <table:table-cell table:style-name="ce5"/>
          <table:table-cell table:style-name="ce10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</table:table>
      <table:table table:name="ZadanieB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low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/>
          <table:table-cell table:style-name="ce2" office:value-type="string" calcext:value-type="string">
            <text:p>Slowa</text:p>
          </table:table-cell>
          <table:table-cell table:style-name="ce6" office:value-type="string" calcext:value-type="string">
            <text:p>Count - Slowa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/>
          <table:table-cell table:style-name="ce3" office:value-type="string" calcext:value-type="string">
            <text:p>AAA</text:p>
          </table:table-cell>
          <table:table-cell table:style-name="ce11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/>
          <table:table-cell table:style-name="ce4" office:value-type="string" calcext:value-type="string">
            <text:p>AAB</text:p>
          </table:table-cell>
          <table:table-cell table:style-name="ce12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AA</text:p>
          </table:table-cell>
          <table:table-cell/>
          <table:table-cell table:style-name="ce4" office:value-type="string" calcext:value-type="string">
            <text:p>AAC</text:p>
          </table:table-cell>
          <table:table-cell table:style-name="ce1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BB</text:p>
          </table:table-cell>
          <table:table-cell/>
          <table:table-cell table:style-name="ce4" office:value-type="string" calcext:value-type="string">
            <text:p>ABA</text:p>
          </table:table-cell>
          <table:table-cell table:style-name="ce12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CA</text:p>
          </table:table-cell>
          <table:table-cell/>
          <table:table-cell table:style-name="ce4" office:value-type="string" calcext:value-type="string">
            <text:p>ABB</text:p>
          </table:table-cell>
          <table:table-cell table:style-name="ce12"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ABA</text:p>
          </table:table-cell>
          <table:table-cell/>
          <table:table-cell table:style-name="ce4" office:value-type="string" calcext:value-type="string">
            <text:p>ABC</text:p>
          </table:table-cell>
          <table:table-cell table:style-name="ce12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/>
          <table:table-cell table:style-name="ce4" office:value-type="string" calcext:value-type="string">
            <text:p>ACA</text:p>
          </table:table-cell>
          <table:table-cell table:style-name="ce1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A</text:p>
          </table:table-cell>
          <table:table-cell/>
          <table:table-cell table:style-name="ce4" office:value-type="string" calcext:value-type="string">
            <text:p>BAA</text:p>
          </table:table-cell>
          <table:table-cell table:style-name="ce1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CB</text:p>
          </table:table-cell>
          <table:table-cell/>
          <table:table-cell table:style-name="ce4" office:value-type="string" calcext:value-type="string">
            <text:p>BAB</text:p>
          </table:table-cell>
          <table:table-cell table:style-name="ce1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AB</text:p>
          </table:table-cell>
          <table:table-cell/>
          <table:table-cell table:style-name="ce4" office:value-type="string" calcext:value-type="string">
            <text:p>BAC</text:p>
          </table:table-cell>
          <table:table-cell table:style-name="ce1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CB</text:p>
          </table:table-cell>
          <table:table-cell/>
          <table:table-cell table:style-name="ce4" office:value-type="string" calcext:value-type="string">
            <text:p>BBB</text:p>
          </table:table-cell>
          <table:table-cell table:style-name="ce1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/>
          <table:table-cell table:style-name="ce4" office:value-type="string" calcext:value-type="string">
            <text:p>BCA</text:p>
          </table:table-cell>
          <table:table-cell table:style-name="ce1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AB</text:p>
          </table:table-cell>
          <table:table-cell/>
          <table:table-cell table:style-name="ce4" office:value-type="string" calcext:value-type="string">
            <text:p>BCC</text:p>
          </table:table-cell>
          <table:table-cell table:style-name="ce1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AA</text:p>
          </table:table-cell>
          <table:table-cell/>
          <table:table-cell table:style-name="ce4" office:value-type="string" calcext:value-type="string">
            <text:p>CAA</text:p>
          </table:table-cell>
          <table:table-cell table:style-name="ce1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AC</text:p>
          </table:table-cell>
          <table:table-cell/>
          <table:table-cell table:style-name="ce4" office:value-type="string" calcext:value-type="string">
            <text:p>CAB</text:p>
          </table:table-cell>
          <table:table-cell table:style-name="ce12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/>
          <table:table-cell table:style-name="ce4" office:value-type="string" calcext:value-type="string">
            <text:p>CAC</text:p>
          </table:table-cell>
          <table:table-cell table:style-name="ce1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AB</text:p>
          </table:table-cell>
          <table:table-cell/>
          <table:table-cell table:style-name="ce4" office:value-type="string" calcext:value-type="string">
            <text:p>CCA</text:p>
          </table:table-cell>
          <table:table-cell table:style-name="ce12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AC</text:p>
          </table:table-cell>
          <table:table-cell/>
          <table:table-cell table:style-name="ce4" office:value-type="string" calcext:value-type="string">
            <text:p>CCB</text:p>
          </table:table-cell>
          <table:table-cell table:style-name="ce1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BB</text:p>
          </table:table-cell>
          <table:table-cell/>
          <table:table-cell table:style-name="ce4" office:value-type="string" calcext:value-type="string">
            <text:p>CCC</text:p>
          </table:table-cell>
          <table:table-cell table:style-name="ce13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/>
          <table:table-cell table:style-name="ce5" office:value-type="string" calcext:value-type="string">
            <text:p>Total Result</text:p>
          </table:table-cell>
          <table:table-cell table:style-name="ce14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</table:table>
      <table:table table:name="ZadanieC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15" office:value-type="string" calcext:value-type="string">
            <text:p>Słowa</text:p>
          </table:table-cell>
          <table:table-cell table:style-name="ce15" office:value-type="string" calcext:value-type="string">
            <text:p>Sz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])" office:value-type="float" office:value="3243" calcext:value-type="float">
            <text:p>3243</text:p>
          </table:table-cell>
          <table:table-cell/>
          <table:table-cell table:style-name="ce16" office:value-type="string" calcext:value-type="string" table:number-columns-spanned="4" table:number-rows-spanned="1">
            <text:p>Suma wszystkich liczb w systemie szestnastkowym:</text:p>
          </table:table-cell>
          <table:covered-table-cell table:number-columns-repeated="3" table:style-name="ce17"/>
          <table:table-cell table:style-name="ce18" table:formula="of:=SUM([.B:.B])" office:value-type="float" office:value="2936681" calcext:value-type="float">
            <text:p>2936681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6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0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11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2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3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4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5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6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17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8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9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0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21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3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5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6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27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8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9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0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31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2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33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4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35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6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7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8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9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0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1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2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3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5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47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8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0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3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6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8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59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61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62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4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5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8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70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1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3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4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5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76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7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78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9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1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3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4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6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7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8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9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1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2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3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4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5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97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8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9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0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01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02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03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04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05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06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07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08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09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1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111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12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13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114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15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16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17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18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19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20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121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2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123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2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125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26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27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28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29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3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3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32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33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34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35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36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37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3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3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140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4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4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43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4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45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146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147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48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49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5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5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52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53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54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5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56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157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5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59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60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6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162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163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64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65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66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167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68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69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70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71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7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7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74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7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76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77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78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7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80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181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82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183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184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85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86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87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88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189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90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91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92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93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194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195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96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9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98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9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200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0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02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03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04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05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0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07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0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0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1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211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12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213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14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15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1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217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18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19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20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21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22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23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224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25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226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27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2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29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31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33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34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36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38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4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41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42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43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4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45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46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247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4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49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50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251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52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5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254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55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5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57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58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259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60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261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262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63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64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65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66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267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268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69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70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71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72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7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274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75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76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7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78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279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8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281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82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283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284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8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286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87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8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8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90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91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92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93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9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95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96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97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298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299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300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01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0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0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0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305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06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07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08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09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310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1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312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1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1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315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16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17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318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19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20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21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22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23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324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325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26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27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28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29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3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31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32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3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3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35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36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3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38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39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40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41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42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343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344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45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46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347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48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49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50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51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52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53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5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355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356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57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5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359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62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63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64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65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367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70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7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72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73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74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75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376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377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378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7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80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81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8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8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384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385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8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87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88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89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90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391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92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393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9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95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96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97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98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99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00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0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402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403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04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0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06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407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08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09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1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11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412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13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14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15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416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1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18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419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420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421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2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2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24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25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26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2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428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29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30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431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432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3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34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435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36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37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438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3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440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441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42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443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44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445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46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47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448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449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450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451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5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453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5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55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56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57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5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5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60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461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462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6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6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65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466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67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68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69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70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7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72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7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474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7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76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477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78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79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80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8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82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483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84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85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86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487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8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89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90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91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92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9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494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495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496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97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498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9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00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0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502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0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0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05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06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07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08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0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510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11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12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13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14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15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1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17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1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519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2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521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522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523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524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2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26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2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28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29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530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31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32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533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34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535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36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37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3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3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4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41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42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43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44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4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4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47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48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49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50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5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5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5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54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555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556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57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558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59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60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61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62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563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564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65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66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6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68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69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70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7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572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73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574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75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76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77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78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79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580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81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82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8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584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85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586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8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88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589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9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91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92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593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94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595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96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97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598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9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600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0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602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03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04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605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606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0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0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09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610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611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12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13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614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615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616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617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618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1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620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21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22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2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24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625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26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2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628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2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30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31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3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33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34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35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36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637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638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3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4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641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42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43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44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645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46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4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48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649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50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51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53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656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58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660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61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62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67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68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7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71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72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73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74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75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76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77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78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7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80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81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82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683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684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85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686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87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8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689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90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691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92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93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9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95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696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9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98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99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00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701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02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03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04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705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706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07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708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09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710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711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12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13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714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15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716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717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1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19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20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721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22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2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724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25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2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2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28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2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30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31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732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3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34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3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36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37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738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739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40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4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4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43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744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4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746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47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48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4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50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51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5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5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54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755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56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57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758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59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60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6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62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6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764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765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766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67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768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69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770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7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7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73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774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75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7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77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778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79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780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8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82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8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784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8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786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87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8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89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790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91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92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9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94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95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96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97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98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9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0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01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0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0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04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0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06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07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08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09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810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811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12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13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14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15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16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817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18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819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820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821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822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23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824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2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26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27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2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29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30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31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32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3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3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35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836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37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838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39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840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841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842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43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44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845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46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4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48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4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5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5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852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5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54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5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856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57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58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59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60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861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62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6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864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865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866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867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68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69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70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71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7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873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74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7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76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877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878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7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8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81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882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83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884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8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886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87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88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8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890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91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92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9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94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95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896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9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98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9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0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01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02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03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04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905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906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07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08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09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10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1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12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1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1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15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16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17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18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1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920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921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22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23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924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25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26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27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2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929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30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931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32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3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34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935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36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37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938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39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40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41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42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43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4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945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46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47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4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949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51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955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958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59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60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61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62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6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966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69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70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972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74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975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77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980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981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8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83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8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8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986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987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8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89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9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991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992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93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94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95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96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97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98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9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1000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1001])" office:value-type="float" office:value="3018" calcext:value-type="float">
            <text:p>3018</text:p>
          </table:table-cell>
          <table:table-cell table:number-columns-repeated="6"/>
        </table:table-row>
      </table:table>
      <table:named-expressions/>
      <table:database-ranges>
        <table:database-range table:name="__Anonymous_Sheet_DB__1" table:target-range-address="ZadanieA.A1:ZadanieA.A1048576" table:contains-header="false"/>
        <table:database-range table:name="__Anonymous_Sheet_DB__2" table:target-range-address="ZadanieB.A1:ZadanieB.A1048576" table:contains-header="false"/>
      </table:database-ranges>
      <table:data-pilot-tables>
        <table:data-pilot-table table:name="DataPilot1" table:application-data="" table:target-range-address="ZadanieA.C5:ZadanieA.D25" table:buttons="ZadanieA.C5" table:show-filter-button="false" table:drill-down-on-double-click="false">
          <table:source-cell-range table:cell-range-address="ZadanieA.A1:ZadanieA.A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lowa" table:orientation="row" table:used-hierarchy="0" table:function="auto">
            <table:data-pilot-level table:show-empty="false" calcext:repeat-item-labels="false">
              <table:data-pilot-members>
                <table:data-pilot-member table:name="AAA" table:display="true" table:show-details="true"/>
                <table:data-pilot-member table:name="AAB" table:display="true" table:show-details="true"/>
                <table:data-pilot-member table:name="AAC" table:display="true" table:show-details="true"/>
                <table:data-pilot-member table:name="ABA" table:display="true" table:show-details="true"/>
                <table:data-pilot-member table:name="ABB" table:display="true" table:show-details="true"/>
                <table:data-pilot-member table:name="ABC" table:display="true" table:show-details="true"/>
                <table:data-pilot-member table:name="ACA" table:display="true" table:show-details="true"/>
                <table:data-pilot-member table:name="BAA" table:display="true" table:show-details="true"/>
                <table:data-pilot-member table:name="BAB" table:display="true" table:show-details="true"/>
                <table:data-pilot-member table:name="BAC" table:display="true" table:show-details="true"/>
                <table:data-pilot-member table:name="BBB" table:display="true" table:show-details="true"/>
                <table:data-pilot-member table:name="BCA" table:display="true" table:show-details="true"/>
                <table:data-pilot-member table:name="BCC" table:display="true" table:show-details="true"/>
                <table:data-pilot-member table:name="CAA" table:display="true" table:show-details="true"/>
                <table:data-pilot-member table:name="CAB" table:display="true" table:show-details="true"/>
                <table:data-pilot-member table:name="CAC" table:display="true" table:show-details="true"/>
                <table:data-pilot-member table:name="CCA" table:display="true" table:show-details="true"/>
                <table:data-pilot-member table:name="CCB" table:display="true" table:show-details="true"/>
                <table:data-pilot-member table:name="CC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ZadanieB.C3:ZadanieB.D23" table:buttons="ZadanieB.C3" table:show-filter-button="false" table:drill-down-on-double-click="false">
          <table:source-cell-range table:cell-range-address="ZadanieB.A1:ZadanieB.A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lowa" table:orientation="row" table:used-hierarchy="0" table:function="auto">
            <table:data-pilot-level table:show-empty="false" calcext:repeat-item-labels="false">
              <table:data-pilot-members>
                <table:data-pilot-member table:name="AAA" table:display="true" table:show-details="true"/>
                <table:data-pilot-member table:name="AAB" table:display="true" table:show-details="true"/>
                <table:data-pilot-member table:name="AAC" table:display="true" table:show-details="true"/>
                <table:data-pilot-member table:name="ABA" table:display="true" table:show-details="true"/>
                <table:data-pilot-member table:name="ABB" table:display="true" table:show-details="true"/>
                <table:data-pilot-member table:name="ABC" table:display="true" table:show-details="true"/>
                <table:data-pilot-member table:name="ACA" table:display="true" table:show-details="true"/>
                <table:data-pilot-member table:name="BAA" table:display="true" table:show-details="true"/>
                <table:data-pilot-member table:name="BAB" table:display="true" table:show-details="true"/>
                <table:data-pilot-member table:name="BAC" table:display="true" table:show-details="true"/>
                <table:data-pilot-member table:name="BBB" table:display="true" table:show-details="true"/>
                <table:data-pilot-member table:name="BCA" table:display="true" table:show-details="true"/>
                <table:data-pilot-member table:name="BCC" table:display="true" table:show-details="true"/>
                <table:data-pilot-member table:name="CAA" table:display="true" table:show-details="true"/>
                <table:data-pilot-member table:name="CAB" table:display="true" table:show-details="true"/>
                <table:data-pilot-member table:name="CAC" table:display="true" table:show-details="true"/>
                <table:data-pilot-member table:name="CCA" table:display="true" table:show-details="true"/>
                <table:data-pilot-member table:name="CCB" table:display="true" table:show-details="true"/>
                <table:data-pilot-member table:name="CC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lowa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5T21:11:26.531296039</dc:date>
    <meta:editing-duration>PT10M51S</meta:editing-duration>
    <meta:editing-cycles>14</meta:editing-cycles>
    <meta:generator>LibreOffice/26.2.1.2$Linux_X86_64 LibreOffice_project/620$Build-2</meta:generator>
    <meta:document-statistic meta:table-count="4" meta:cell-count="5068" meta:object-count="0"/>
  </office:meta>
</office:document-meta>
</file>